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-color="#ffffff" fo:padding-top="-0.025cm" fo:padding-bottom="-0.025cm" fo:padding-left="-0.025cm" fo:padding-right="-0.025cm"/>
    </style:style>
    <style:style style:name="gr2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2cm" fo:min-width="1.6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-1cm"/>
          <draw:glue-point draw:id="6" svg:x="-2.5cm" svg:y="-3cm"/>
          <draw:glue-point draw:id="7" svg:x="2.5cm" svg:y="-3cm"/>
          <draw:glue-point draw:id="8" svg:x="0cm" svg:y="-3cm"/>
          <draw:circle draw:style-name="gr1" draw:layer="layout" svg:width="0.8cm" svg:height="0.8cm" svg:x="0.4cm" svg:y="0cm">
            <text:p/>
          </draw:circle>
          <draw:path draw:style-name="gr2" draw:layer="layout" svg:width="0.6cm" svg:height="0.684cm" svg:x="0.4cm" svg:y="0.058cm" svg:viewBox="0 0 601 685" svg:d="m601 0v685m-521-605h521m-561 121h561m-601 121h601m-561 121h561m-521 121h521">
            <text:p/>
          </draw:path>
          <draw:frame draw:style-name="gr3" draw:layer="layout" svg:width="1.6cm" svg:height="1.2cm" svg:x="0cm" svg:y="0.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ybase - Dataserver</dc:title>
    <meta:creation-date>2011-02-07T17:09:32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